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203.64pt"/>
    </style:style>
    <style:style style:name="co47" style:family="table-column">
      <style:table-column-properties fo:break-before="auto" style:column-width="37.45pt"/>
    </style:style>
    <style:style style:name="co48" style:family="table-column">
      <style:table-column-properties fo:break-before="auto" style:column-width="248.46pt"/>
    </style:style>
    <style:style style:name="co49" style:family="table-column">
      <style:table-column-properties fo:break-before="auto" style:column-width="245.54pt"/>
    </style:style>
    <style:style style:name="co50" style:family="table-column">
      <style:table-column-properties fo:break-before="auto" style:column-width="94.11pt"/>
    </style:style>
    <style:style style:name="co51" style:family="table-column">
      <style:table-column-properties fo:break-before="auto" style:column-width="125.69pt"/>
    </style:style>
    <style:style style:name="co52" style:family="table-column">
      <style:table-column-properties fo:break-before="auto" style:column-width="310.96pt"/>
    </style:style>
    <style:style style:name="co53" style:family="table-column">
      <style:table-column-properties fo:break-before="auto" style:column-width="33.14pt"/>
    </style:style>
    <style:style style:name="co54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6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/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7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style-name="ce67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4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4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2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69"/>
          <table:table-cell table:style-name="ce75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0"/>
          <table:table-cell table:style-name="ce44" office:value-type="string" calcext:value-type="string">
            <text:p>Image</text:p>
          </table:table-cell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77"/>
        </table:table-row>
        <table:table-row table:style-name="ro4">
          <table:table-cell table:style-name="ce71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8" office:value-type="string" calcext:value-type="string">
            <text:p>See few_offs posts sheet</text:p>
          </table:table-cell>
        </table:table-row>
        <table:table-row table:style-name="ro4">
          <table:table-cell table:style-name="ce69"/>
          <table:table-cell table:style-name="Default"/>
          <table:table-cell table:style-name="ce43"/>
          <table:table-cell table:style-name="ce31" table:number-columns-repeated="12"/>
          <table:table-cell table:style-name="ce68"/>
        </table:table-row>
        <table:table-row table:style-name="ro7">
          <table:table-cell table:style-name="ce7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8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4">
          <table:table-cell table:style-name="ce7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8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79" office:value-type="string" calcext:value-type="string">
            <text:p>got_christmas</text:p>
          </table:table-cell>
          <table:table-cell table:style-name="ce80"/>
          <table:table-cell table:style-name="ce81" office:value-type="string" calcext:value-type="string">
            <text:p>Card</text:p>
          </table:table-cell>
          <table:table-cell table:style-name="ce83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5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1"/>
        <table:table-column table:style-name="co40" table:default-cell-style-name="ce94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9"/>
        <table:table-column table:style-name="co3" table:number-columns-repeated="1006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6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6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6"/>
        </table:table-row>
        <table:table-row table:style-name="ro4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96"/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4">
          <table:table-cell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0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4">
          <table:table-cell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0" office:value-type="date" office:date-value="2019-02-05" calcext:value-type="date">
            <text:p>02-05</text:p>
          </table:table-cell>
          <table:table-cell table:style-name="ce75" office:value-type="string" calcext:value-type="string">
            <text:p>The process evolves over time – Tom H 1987</text:p>
          </table:table-cell>
          <table:table-cell table:style-name="ce95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4">
          <table:table-cell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0" office:value-type="date" office:date-value="2019-02-06" calcext:value-type="date">
            <text:p>02-06</text:p>
          </table:table-cell>
          <table:table-cell table:style-name="ce92" office:value-type="string" calcext:value-type="string">
            <text:p>Tom H 1987 image with name and percentages</text:p>
          </table:table-cell>
          <table:table-cell table:style-name="ce95" office:value-type="string" calcext:value-type="string">
            <text:p>P or S</text:p>
          </table:table-cell>
          <table:table-cell table:style-name="ce43"/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Fri</text:p>
          </table:table-cell>
          <table:table-cell table:style-name="ce90" office:value-type="date" office:date-value="2019-02-07" calcext:value-type="date">
            <text:p>02-07</text:p>
          </table:table-cell>
          <table:table-cell table:style-name="ce92" office:value-type="string" calcext:value-type="string">
            <text:p>One-off – TBD</text:p>
          </table:table-cell>
          <table:table-cell table:style-name="ce95"/>
          <table:table-cell table:style-name="ce43"/>
          <table:table-cell table:style-name="ce31" table:number-columns-repeated="10"/>
          <table:table-cell table:style-name="ce68"/>
          <table:table-cell table:number-columns-repeated="1006"/>
        </table:table-row>
        <table:table-row table:style-name="ro7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style-name="ce87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0" office:value-type="date" office:date-value="2019-02-10" calcext:value-type="date">
            <text:p>02-10</text:p>
          </table:table-cell>
          <table:table-cell table:style-name="ce75" office:value-type="string" calcext:value-type="string">
            <text:p>Step 1 – Research the Person</text:p>
          </table:table-cell>
          <table:table-cell table:style-name="ce95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style-name="ce87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0" office:value-type="date" office:date-value="2019-02-11" calcext:value-type="date">
            <text:p>02-11</text:p>
          </table:table-cell>
          <table:table-cell table:style-name="ce75" office:value-type="string" calcext:value-type="string">
            <text:p>Research the Person</text:p>
          </table:table-cell>
          <table:table-cell table:style-name="ce95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style-name="ce87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0" office:value-type="date" office:date-value="2019-02-12" calcext:value-type="date">
            <text:p>02-12</text:p>
          </table:table-cell>
          <table:table-cell table:style-name="ce75" office:value-type="string" calcext:value-type="string">
            <text:p>Friends → TV → Books – Alexander Hamilton</text:p>
          </table:table-cell>
          <table:table-cell table:style-name="ce95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style-name="ce87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0" office:value-type="date" office:date-value="2019-02-13" calcext:value-type="date">
            <text:p>02-13</text:p>
          </table:table-cell>
          <table:table-cell table:style-name="ce92" office:value-type="string" calcext:value-type="string">
            <text:p>Alexander Hamilton image with name and percentages</text:p>
          </table:table-cell>
          <table:table-cell table:style-name="ce95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style-name="ce87"/>
          <table:table-cell/>
          <table:table-cell office:value-type="string" calcext:value-type="string">
            <text:p>Fri</text:p>
          </table:table-cell>
          <table:table-cell table:style-name="ce90" office:value-type="date" office:date-value="2019-02-14" calcext:value-type="date">
            <text:p>02-14</text:p>
          </table:table-cell>
          <table:table-cell table:style-name="ce92" office:value-type="string" calcext:value-type="string">
            <text:p>One-off – TBD</text:p>
          </table:table-cell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0" office:value-type="date" office:date-value="2019-02-17" calcext:value-type="date">
            <text:p>02-17</text:p>
          </table:table-cell>
          <table:table-cell table:style-name="ce75" office:value-type="string" calcext:value-type="string">
            <text:p>Step 2 – Answer a Questionnaire</text:p>
          </table:table-cell>
          <table:table-cell table:style-name="ce95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0" office:value-type="date" office:date-value="2019-02-18" calcext:value-type="date">
            <text:p>02-18</text:p>
          </table:table-cell>
          <table:table-cell table:style-name="ce75" office:value-type="string" calcext:value-type="string">
            <text:p>Answer a Questionnaire</text:p>
          </table:table-cell>
          <table:table-cell table:style-name="ce95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0" office:value-type="date" office:date-value="2019-02-19" calcext:value-type="date">
            <text:p>02-19</text:p>
          </table:table-cell>
          <table:table-cell table:style-name="ce75" office:value-type="string" calcext:value-type="string">
            <text:p>Mention the MBTI – Tom H MBTI</text:p>
          </table:table-cell>
          <table:table-cell table:style-name="ce95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0" office:value-type="date" office:date-value="2019-02-20" calcext:value-type="date">
            <text:p>02-20</text:p>
          </table:table-cell>
          <table:table-cell table:style-name="ce92" office:value-type="string" calcext:value-type="string">
            <text:p>Tom H MBTI image with name and percentages</text:p>
          </table:table-cell>
          <table:table-cell table:style-name="ce95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0" office:value-type="date" office:date-value="2019-02-21" calcext:value-type="date">
            <text:p>02-21</text:p>
          </table:table-cell>
          <table:table-cell table:style-name="ce75" office:value-type="string" calcext:value-type="string">
            <text:p>Made the questionnaire my own</text:p>
          </table:table-cell>
          <table:table-cell table:style-name="ce95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75"/>
          <table:table-cell table:style-name="ce95"/>
          <table:table-cell table:style-name="ce43"/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0" office:value-type="date" office:date-value="2019-02-24" calcext:value-type="date">
            <text:p>02-24</text:p>
          </table:table-cell>
          <table:table-cell table:style-name="ce75" office:value-type="string" calcext:value-type="string">
            <text:p>Step 3 – Draw the Image</text:p>
          </table:table-cell>
          <table:table-cell table:style-name="ce95" office:value-type="string" calcext:value-type="string">
            <text:p>S</text:p>
          </table:table-cell>
          <table:table-cell table:style-name="ce97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0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5" office:value-type="string" calcext:value-type="string">
            <text:p>L</text:p>
          </table:table-cell>
          <table:table-cell table:style-name="ce97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0" office:value-type="date" office:date-value="2019-02-26" calcext:value-type="date">
            <text:p>02-26</text:p>
          </table:table-cell>
          <table:table-cell table:style-name="ce75" office:value-type="string" calcext:value-type="string">
            <text:p>It’s Lonely at the Top – Thomas Jefferson</text:p>
          </table:table-cell>
          <table:table-cell table:style-name="ce95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0" office:value-type="date" office:date-value="2019-02-27" calcext:value-type="date">
            <text:p>02-27</text:p>
          </table:table-cell>
          <table:table-cell table:style-name="ce92" office:value-type="string" calcext:value-type="string">
            <text:p>Thomas Jefferson image with name and percentages</text:p>
          </table:table-cell>
          <table:table-cell table:style-name="ce95" office:value-type="string" calcext:value-type="string">
            <text:p>P or S</text:p>
          </table:table-cell>
          <table:table-cell table:style-name="ce43"/>
          <table:table-cell table:number-columns-repeated="10"/>
          <table:table-cell table:style-name="ce20"/>
          <table:table-cell table:number-columns-repeated="1006"/>
        </table:table-row>
        <table:table-row table:style-name="ro5">
          <table:table-cell table:number-columns-repeated="2"/>
          <table:table-cell office:value-type="string" calcext:value-type="string">
            <text:p>Fri</text:p>
          </table:table-cell>
          <table:table-cell table:style-name="ce90" office:value-type="date" office:date-value="2019-02-28" calcext:value-type="date">
            <text:p>02-28</text:p>
          </table:table-cell>
          <table:table-cell table:style-name="ce92" office:value-type="string" calcext:value-type="string">
            <text:p>One-off – TBD</text:p>
          </table:table-cell>
          <table:table-cell table:style-name="ce95"/>
          <table:table-cell table:style-name="ce43"/>
          <table:table-cell table:number-columns-repeated="10"/>
          <table:table-cell table:style-name="ce20"/>
          <table:table-cell table:number-columns-repeated="1006"/>
        </table:table-row>
        <table:table-row table:style-name="ro7">
          <table:table-cell table:style-name="Default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0" office:value-type="date" office:date-value="2019-03-02" calcext:value-type="date">
            <text:p>03-02</text:p>
          </table:table-cell>
          <table:table-cell table:style-name="ce75" office:value-type="string" calcext:value-type="string">
            <text:p>Step 4 – Post Them on the Web</text:p>
          </table:table-cell>
          <table:table-cell table:style-name="ce95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0" office:value-type="date" office:date-value="2019-03-03" calcext:value-type="date">
            <text:p>03-03</text:p>
          </table:table-cell>
          <table:table-cell table:style-name="ce75" office:value-type="string" calcext:value-type="string">
            <text:p>Post Them on the Web</text:p>
          </table:table-cell>
          <table:table-cell table:style-name="ce95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0" office:value-type="date" office:date-value="2019-03-04" calcext:value-type="date">
            <text:p>03-04</text:p>
          </table:table-cell>
          <table:table-cell table:style-name="ce75" office:value-type="string" calcext:value-type="string">
            <text:p>SeeOurminds vs. Artsyvisions – Mulder &amp; Scully</text:p>
          </table:table-cell>
          <table:table-cell table:style-name="ce95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0" office:value-type="date" office:date-value="2019-03-05" calcext:value-type="date">
            <text:p>03-05</text:p>
          </table:table-cell>
          <table:table-cell table:style-name="ce92" office:value-type="string" calcext:value-type="string">
            <text:p>Mulder &amp; Scully combo image with name and percentages</text:p>
          </table:table-cell>
          <table:table-cell table:style-name="ce95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2"/>
          <table:table-cell office:value-type="string" calcext:value-type="string">
            <text:p>Fri</text:p>
          </table:table-cell>
          <table:table-cell table:style-name="ce90" office:value-type="date" office:date-value="2019-03-06" calcext:value-type="date">
            <text:p>03-06</text:p>
          </table:table-cell>
          <table:table-cell table:style-name="ce92" office:value-type="string" calcext:value-type="string">
            <text:p>One-off – TBD</text:p>
          </table:table-cell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number-columns-repeated="3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0" office:value-type="date" office:date-value="2019-03-09" calcext:value-type="date">
            <text:p>03-09</text:p>
          </table:table-cell>
          <table:table-cell table:style-name="ce75" office:value-type="string" calcext:value-type="string">
            <text:p>Step 5 – Write About Them in Ebooks</text:p>
          </table:table-cell>
          <table:table-cell table:style-name="ce95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0" office:value-type="date" office:date-value="2019-03-10" calcext:value-type="date">
            <text:p>03-10</text:p>
          </table:table-cell>
          <table:table-cell table:style-name="ce75" office:value-type="string" calcext:value-type="string">
            <text:p>Write About Them in Ebooks</text:p>
          </table:table-cell>
          <table:table-cell table:style-name="ce95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0" office:value-type="date" office:date-value="2019-03-11" calcext:value-type="date">
            <text:p>03-11</text:p>
          </table:table-cell>
          <table:table-cell table:style-name="ce75" office:value-type="string" calcext:value-type="string">
            <text:p>Images can be difficult – Donald &amp; Steve</text:p>
          </table:table-cell>
          <table:table-cell table:style-name="ce95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0" office:value-type="date" office:date-value="2019-03-12" calcext:value-type="date">
            <text:p>03-12</text:p>
          </table:table-cell>
          <table:table-cell table:style-name="ce92" office:value-type="string" calcext:value-type="string">
            <text:p>Donald &amp; Steve combo image with name and percentages</text:p>
          </table:table-cell>
          <table:table-cell table:style-name="ce95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/>
          <table:table-cell office:value-type="string" calcext:value-type="string">
            <text:p>Fri</text:p>
          </table:table-cell>
          <table:table-cell table:style-name="ce90" office:value-type="date" office:date-value="2019-03-13" calcext:value-type="date">
            <text:p>03-13</text:p>
          </table:table-cell>
          <table:table-cell table:style-name="ce92" office:value-type="string" calcext:value-type="string">
            <text:p>One-off – TBD</text:p>
          </table:table-cell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0" office:value-type="date" office:date-value="2019-03-16" calcext:value-type="date">
            <text:p>03-16</text:p>
          </table:table-cell>
          <table:table-cell table:style-name="ce75" office:value-type="string" calcext:value-type="string">
            <text:p>Step 6 – Post to Social Sites</text:p>
          </table:table-cell>
          <table:table-cell table:style-name="ce95" office:value-type="string" calcext:value-type="string">
            <text:p>S</text:p>
          </table:table-cell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0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9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0" office:value-type="date" office:date-value="2019-03-18" calcext:value-type="date">
            <text:p>03-18</text:p>
          </table:table-cell>
          <table:table-cell table:style-name="ce75" office:value-type="string" calcext:value-type="string">
            <text:p>Summary – Tom W Hartung 2019</text:p>
          </table:table-cell>
          <table:table-cell table:style-name="ce95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0" office:value-type="date" office:date-value="2019-03-19" calcext:value-type="date">
            <text:p>03-19</text:p>
          </table:table-cell>
          <table:table-cell table:style-name="ce92" office:value-type="string" calcext:value-type="string">
            <text:p>Tom W Hartung 2019 image with name and percentages</text:p>
          </table:table-cell>
          <table:table-cell table:style-name="ce95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table:style-name="ce10"/>
          <table:table-cell office:value-type="string" calcext:value-type="string">
            <text:p>Fri</text:p>
          </table:table-cell>
          <table:table-cell table:style-name="ce90" office:value-type="date" office:date-value="2019-03-20" calcext:value-type="date">
            <text:p>03-20</text:p>
          </table:table-cell>
          <table:table-cell table:style-name="ce92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7">
          <table:table-cell table:style-name="Default"/>
          <table:table-cell table:style-name="ce10" table:number-columns-repeated="3"/>
          <table:table-cell table:style-name="ce92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5"/>
          <table:table-cell table:style-name="ce95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7">
          <table:table-cell table:style-name="ce88"/>
          <table:table-cell table:style-name="ce10" table:number-columns-repeated="3"/>
          <table:table-cell table:style-name="ce93" office:value-type="string" calcext:value-type="string">
            <text:p>¹<text:span text:style-name="T8"> S=Square, L=Landscape, P=Portrait</text:span></text:p>
          </table:table-cell>
          <table:table-cell table:style-name="ce95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4">
          <table:table-cell table:style-name="ce89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9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7">
          <table:table-cell table:style-name="ce88"/>
          <table:table-cell table:number-columns-repeated="3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5"/>
          <table:table-cell table:style-name="ce95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 table:style-name="ce30"/>
          <table:table-cell table:number-columns-repeated="3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4">
          <table:table-cell table:style-name="ce89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">
          <table:table-cell table:style-name="ce30"/>
          <table:table-cell table:number-columns-repeated="3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3">
          <table:table-cell table:number-columns-repeated="4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 table:number-rows-repeated="4">
          <table:table-cell table:style-name="ce88"/>
          <table:table-cell table:number-columns-repeated="5"/>
          <table:table-cell table:style-name="ce9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ce88"/>
          <table:table-cell table:style-name="ce10" table:number-columns-repeated="3"/>
          <table:table-cell table:number-columns-repeated="2"/>
          <table:table-cell table:style-name="ce98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7" table:number-rows-repeated="3">
          <table:table-cell table:style-name="ce88"/>
          <table:table-cell table:style-name="ce10" table:number-columns-repeated="3"/>
          <table:table-cell table:number-columns-repeated="2"/>
          <table:table-cell table:style-name="ce9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6"/>
        </table:table-row>
        <table:table-row table:style-name="ro5">
          <table:table-cell table:style-name="ce30"/>
          <table:table-cell table:number-columns-repeated="3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4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52">
          <table:table-cell table:number-columns-repeated="4"/>
          <table:table-cell table:style-name="ce75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9">
          <table:table-cell table:number-columns-repeated="6"/>
          <table:table-cell table:style-name="ce9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47">
          <table:table-cell table:number-columns-repeated="6"/>
          <table:table-cell table:style-name="ce98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7"/>
        </table:table-row>
        <table:table-row table:style-name="ro5" table:number-rows-repeated="290">
          <table:table-cell table:number-columns-repeated="10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07"/>
        </table:table-row>
        <table:table-row table:style-name="ro5" table:number-rows-repeated="295">
          <table:table-cell table:number-columns-repeated="14"/>
          <table:table-cell table:style-name="ce99"/>
          <table:table-cell/>
          <table:table-cell table:style-name="ce99"/>
          <table:table-cell table:number-columns-repeated="1007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7" table:default-cell-style-name="ce85"/>
        <table:table-column table:style-name="co48" table:default-cell-style-name="ce91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9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6"/>
          <table:table-cell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8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0" table:default-cell-style-name="Default"/>
        <table:table-column table:style-name="co51" table:default-cell-style-name="ce21"/>
        <table:table-column table:style-name="co3" table:number-columns-repeated="4" table:default-cell-style-name="ce21"/>
        <table:table-column table:style-name="co5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0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3" table:default-cell-style-name="ce10"/>
        <table:table-column table:style-name="co47" table:default-cell-style-name="ce1"/>
        <table:table-column table:style-name="co54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1"/>
          <table:table-cell table:style-name="ce67"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 table:number-columns-repeated="11"/>
          <table:table-cell table:style-name="ce68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2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/00/0000</text:date>, <text:time style:data-style-name="N2" text:time-value="16:03:39.994925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5T18:58:41.996480193</dc:date>
    <meta:editing-duration>P64DT19H29M46S</meta:editing-duration>
    <meta:editing-cycles>1170</meta:editing-cycles>
    <meta:document-statistic meta:table-count="10" meta:cell-count="1686" meta:object-count="0"/>
  </office:meta>
</office:document-meta>
</file>